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officeooo:rsid="002379bb" officeooo:paragraph-rsid="002379bb"/>
    </style:style>
    <style:style style:name="P2" style:family="paragraph" style:parent-style-name="Standard">
      <style:paragraph-properties fo:margin-top="0.101cm" fo:margin-bottom="0.101cm" loext:contextual-spacing="false"/>
      <style:text-properties officeooo:rsid="002379bb" officeooo:paragraph-rsid="0024cb1d"/>
    </style:style>
    <style:style style:name="P3" style:family="paragraph" style:parent-style-name="Standard">
      <style:paragraph-properties fo:margin-top="0.101cm" fo:margin-bottom="0.101cm" loext:contextual-spacing="false"/>
      <style:text-properties officeooo:paragraph-rsid="0023d950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officeooo:rsid="00214722" officeooo:paragraph-rsid="00214722"/>
    </style:style>
    <style:style style:name="P5" style:family="paragraph" style:parent-style-name="Standard" style:list-style-name="L1">
      <style:paragraph-properties fo:margin-top="0.101cm" fo:margin-bottom="0.101cm" loext:contextual-spacing="false"/>
      <style:text-properties officeooo:rsid="0021fddf" officeooo:paragraph-rsid="0021fddf"/>
    </style:style>
    <style:style style:name="P6" style:family="paragraph" style:parent-style-name="Standard" style:list-style-name="L1">
      <style:paragraph-properties fo:margin-top="0.101cm" fo:margin-bottom="0.101cm" loext:contextual-spacing="false"/>
      <style:text-properties officeooo:rsid="00247aa8" officeooo:paragraph-rsid="00247aa8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officeooo:rsid="00247aa8" officeooo:paragraph-rsid="002535bf"/>
    </style:style>
    <style:style style:name="P8" style:family="paragraph" style:parent-style-name="Standard" style:list-style-name="L1">
      <style:paragraph-properties fo:margin-top="0.101cm" fo:margin-bottom="0.101cm" loext:contextual-spacing="false"/>
      <style:text-properties officeooo:paragraph-rsid="0024cb1d"/>
    </style:style>
    <style:style style:name="P9" style:family="paragraph" style:parent-style-name="Standard" style:list-style-name="L1">
      <style:paragraph-properties fo:margin-top="0.101cm" fo:margin-bottom="0.101cm" loext:contextual-spacing="false"/>
      <style:text-properties officeooo:paragraph-rsid="002b813d"/>
    </style:style>
    <style:style style:name="P10" style:family="paragraph" style:parent-style-name="Standard" style:list-style-name="L1">
      <style:paragraph-properties fo:margin-top="0.101cm" fo:margin-bottom="0.101cm" loext:contextual-spacing="false"/>
      <style:text-properties officeooo:paragraph-rsid="00371ed7"/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officeooo:paragraph-rsid="00383909"/>
    </style:style>
    <style:style style:name="P12" style:family="paragraph" style:parent-style-name="Standard" style:list-style-name="L1">
      <style:paragraph-properties fo:margin-top="0.101cm" fo:margin-bottom="0.101cm" loext:contextual-spacing="false"/>
      <style:text-properties officeooo:paragraph-rsid="002f38b9"/>
    </style:style>
    <style:style style:name="P13" style:family="paragraph" style:parent-style-name="Standard" style:list-style-name="L1">
      <style:paragraph-properties fo:margin-top="0.101cm" fo:margin-bottom="0.101cm" loext:contextual-spacing="false"/>
      <style:text-properties officeooo:paragraph-rsid="003177fa"/>
    </style:style>
    <style:style style:name="P14" style:family="paragraph" style:parent-style-name="Standard" style:list-style-name="L1">
      <style:paragraph-properties fo:margin-top="0.101cm" fo:margin-bottom="0.101cm" loext:contextual-spacing="false"/>
      <style:text-properties officeooo:paragraph-rsid="0038860b"/>
    </style:style>
    <style:style style:name="P15" style:family="paragraph" style:parent-style-name="Standard" style:list-style-name="L1">
      <style:paragraph-properties fo:margin-top="0.101cm" fo:margin-bottom="0.101cm" loext:contextual-spacing="false"/>
      <style:text-properties officeooo:rsid="0024c7fa" officeooo:paragraph-rsid="0024c7fa"/>
    </style:style>
    <style:style style:name="P16" style:family="paragraph" style:parent-style-name="Standard" style:list-style-name="L1">
      <style:paragraph-properties fo:margin-top="0.101cm" fo:margin-bottom="0.101cm" loext:contextual-spacing="false"/>
      <style:text-properties officeooo:rsid="0024cb1d" officeooo:paragraph-rsid="0024cb1d"/>
    </style:style>
    <style:style style:name="P17" style:family="paragraph" style:parent-style-name="Standard" style:list-style-name="L1">
      <style:paragraph-properties fo:margin-top="0.101cm" fo:margin-bottom="0.101cm" loext:contextual-spacing="false"/>
      <style:text-properties officeooo:rsid="002535bf" officeooo:paragraph-rsid="002535bf"/>
    </style:style>
    <style:style style:name="P18" style:family="paragraph" style:parent-style-name="Standard" style:list-style-name="L1">
      <style:paragraph-properties fo:margin-top="0.101cm" fo:margin-bottom="0.101cm" loext:contextual-spacing="false"/>
      <style:text-properties officeooo:rsid="002ea5c5" officeooo:paragraph-rsid="002ea5c5"/>
    </style:style>
    <style:style style:name="P19" style:family="paragraph" style:parent-style-name="Standard" style:list-style-name="L1">
      <style:paragraph-properties fo:margin-top="0.101cm" fo:margin-bottom="0.101cm" loext:contextual-spacing="false"/>
      <style:text-properties officeooo:rsid="00371ed7" officeooo:paragraph-rsid="00371ed7"/>
    </style:style>
    <style:style style:name="P20" style:family="paragraph" style:parent-style-name="Standard" style:list-style-name="L1">
      <style:paragraph-properties fo:margin-top="0.101cm" fo:margin-bottom="0.101cm" loext:contextual-spacing="false"/>
      <style:text-properties officeooo:rsid="00372a25" officeooo:paragraph-rsid="00372a25"/>
    </style:style>
    <style:style style:name="P21" style:family="paragraph" style:parent-style-name="Standard" style:list-style-name="L1">
      <style:paragraph-properties fo:margin-top="0.101cm" fo:margin-bottom="0.101cm" loext:contextual-spacing="false"/>
      <style:text-properties officeooo:rsid="0023d950" officeooo:paragraph-rsid="0023d950"/>
    </style:style>
    <style:style style:name="P22" style:family="paragraph" style:parent-style-name="Standard" style:list-style-name="L1">
      <style:paragraph-properties fo:margin-top="0.101cm" fo:margin-bottom="0.101cm" loext:contextual-spacing="false"/>
      <style:text-properties officeooo:rsid="00268d74" officeooo:paragraph-rsid="00268d74"/>
    </style:style>
    <style:style style:name="P23" style:family="paragraph" style:parent-style-name="Standard" style:list-style-name="L1">
      <style:paragraph-properties fo:margin-top="0.101cm" fo:margin-bottom="0.101cm" loext:contextual-spacing="false"/>
      <style:text-properties officeooo:rsid="00299ead" officeooo:paragraph-rsid="00299ead"/>
    </style:style>
    <style:style style:name="P24" style:family="paragraph" style:parent-style-name="Standard" style:list-style-name="L1">
      <style:paragraph-properties fo:margin-top="0.101cm" fo:margin-bottom="0.101cm" loext:contextual-spacing="false"/>
      <style:text-properties officeooo:rsid="002f38b9" officeooo:paragraph-rsid="002f38b9"/>
    </style:style>
    <style:style style:name="P25" style:family="paragraph" style:parent-style-name="Standard" style:list-style-name="L1">
      <style:paragraph-properties fo:margin-top="0.101cm" fo:margin-bottom="0.101cm" loext:contextual-spacing="false"/>
      <style:text-properties officeooo:rsid="0031d845" officeooo:paragraph-rsid="0031d845"/>
    </style:style>
    <style:style style:name="P26" style:family="paragraph" style:parent-style-name="Standard" style:list-style-name="L1">
      <style:paragraph-properties fo:margin-top="0.101cm" fo:margin-bottom="0.101cm" loext:contextual-spacing="false"/>
      <style:text-properties officeooo:rsid="003360e6" officeooo:paragraph-rsid="003360e6"/>
    </style:style>
    <style:style style:name="P27" style:family="paragraph" style:parent-style-name="Standard">
      <style:paragraph-properties fo:margin-top="0.101cm" fo:margin-bottom="0.101cm" loext:contextual-spacing="false" fo:text-align="start" style:justify-single-word="false"/>
      <style:text-properties officeooo:rsid="002379bb" officeooo:paragraph-rsid="002379bb"/>
    </style:style>
    <style:style style:name="T1" style:family="text">
      <style:text-properties officeooo:rsid="002379bb"/>
    </style:style>
    <style:style style:name="T2" style:family="text">
      <style:text-properties officeooo:rsid="0023d950"/>
    </style:style>
    <style:style style:name="T3" style:family="text">
      <style:text-properties officeooo:rsid="00247aa8"/>
    </style:style>
    <style:style style:name="T4" style:family="text">
      <style:text-properties officeooo:rsid="0024c7fa"/>
    </style:style>
    <style:style style:name="T5" style:family="text">
      <style:text-properties fo:color="#c9211e"/>
    </style:style>
    <style:style style:name="T6" style:family="text">
      <style:text-properties fo:color="#ff800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4cb1d" fo:background-color="#ffff00" loext:char-shading-value="0"/>
    </style:style>
    <style:style style:name="T9" style:family="text">
      <style:text-properties officeooo:rsid="0024cb1d"/>
    </style:style>
    <style:style style:name="T10" style:family="text">
      <style:text-properties fo:color="#800080" officeooo:rsid="0024cb1d"/>
    </style:style>
    <style:style style:name="T11" style:family="text">
      <style:text-properties officeooo:rsid="002535b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99ead"/>
    </style:style>
    <style:style style:name="T14" style:family="text">
      <style:text-properties officeooo:rsid="002b813d"/>
    </style:style>
    <style:style style:name="T15" style:family="text">
      <style:text-properties officeooo:rsid="002d0144"/>
    </style:style>
    <style:style style:name="T16" style:family="text">
      <style:text-properties officeooo:rsid="002df1c2"/>
    </style:style>
    <style:style style:name="T17" style:family="text">
      <style:text-properties officeooo:rsid="002f38b9"/>
    </style:style>
    <style:style style:name="T18" style:family="text">
      <style:text-properties officeooo:rsid="003177fa"/>
    </style:style>
    <style:style style:name="T19" style:family="text">
      <style:text-properties officeooo:rsid="00371ed7"/>
    </style:style>
    <style:style style:name="T20" style:family="text">
      <style:text-properties officeooo:rsid="00372a25"/>
    </style:style>
    <style:style style:name="T21" style:family="text">
      <style:text-properties officeooo:rsid="00383909"/>
    </style:style>
    <style:style style:name="T22" style:family="text">
      <style:text-properties officeooo:rsid="0038860b"/>
    </style:style>
    <style:style style:name="T23" style:family="text">
      <style:text-properties officeooo:rsid="003b4c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Notes From the Pycharm Course </text:p>
      <text:list xml:id="list917745150" text:style-name="L1">
        <text:list-item>
          <text:p text:style-name="P4">Presentation assistant: displaces the shortcut for any action that you perform on the machine. It must be installed from the plugins </text:p>
        </text:list-item>
        <text:list-item>
          <text:p text:style-name="P5">The Theme: the way the pycharm will look like. I personally prefer the GitHub theme</text:p>
        </text:list-item>
        <text:list-item>
          <text:p text:style-name="P6">Splitting the screen: useful when working on multiple scripts at the same time. You need to right click on the file’s name and select “split right”</text:p>
        </text:list-item>
        <text:list-item>
          <text:p text:style-name="P8"><text:span text:style-name="T4">Using Classes </text:span><text:span text:style-name="T9">in scripts all saved within the same folder</text:span></text:p>
          <text:list>
            <text:list-item>
              <text:p text:style-name="P8"><text:span text:style-name="T9"><text:s/>Using</text:span><text:span text:style-name="T3"> different classes within a script: You need to save all the scripts in the same folder (the folder is known sometimes is known as a package, when it contains classes). Then within your working script, import the </text:span><text:span text:style-name="T4">Classes</text:span><text:span text:style-name="T3"> you would like to work with. <text:s/></text:span></text:p>
              <text:list>
                <text:list-item>
                  <text:p text:style-name="P6">The Classes will and your working scripts all are saved in the same folder (a package) </text:p>
                  <text:list>
                    <text:list-item>
                      <text:p text:style-name="P6">on the top of your working script type-<text:span text:style-name="T4">&gt; </text:span><text:s/><text:span text:style-name="T7">from</text:span> <text:span text:style-name="T9">&lt;</text:span><text:span text:style-name="T10">package folder name</text:span><text:span text:style-name="T9">&gt;</text:span><text:span text:style-name="T8">.</text:span>&lt;<text:span text:style-name="T5">package name</text:span>&gt; <text:span text:style-name="T7">import</text:span> &lt;<text:span text:style-name="T6">class name</text:span>&gt;</text:p>
                    </text:list-item>
                    <text:list-item>
                      <text:p text:style-name="P6">Then below the above line type -&gt; if __name__==’__main__’: </text:p>
                      <text:list>
                        <text:list-item>
                          <text:p text:style-name="P6">below that if statement type your code for this specific script</text:p>
                        </text:list-item>
                        <text:list-item>
                          <text:p text:style-name="P15">You use this if statement, so you do not run any code as of like you ran the class by it self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span text:style-name="T4">Using Classes </text:span><text:span text:style-name="T9">in scripts all from different folder same folder</text:span></text:p>
          <text:list>
            <text:list-item>
              <text:p text:style-name="P16">In this case the Classes are saved in their own folder (package) and your currently working script is saved in a different folder</text:p>
            </text:list-item>
            <text:list-item>
              <text:p text:style-name="P8"><text:span text:style-name="T9">Luckily pycharm is smart enough to call on Classes from different packages for a script </text:span><text:span text:style-name="T11">saved in another</text:span><text:span text:style-name="T9"> folder using the same exact method as having everything saved within the same folder </text:span></text:p>
              <text:list>
                <text:list-item>
                  <text:list>
                    <text:list-item>
                      <text:p text:style-name="P7">on the top of your working script type-<text:span text:style-name="T4">&gt; </text:span><text:s/><text:span text:style-name="T7">from</text:span> <text:span text:style-name="T9">&lt;</text:span><text:span text:style-name="T10">package folder name</text:span><text:span text:style-name="T9">&gt;</text:span><text:span text:style-name="T8">.</text:span>&lt;<text:span text:style-name="T5">package name</text:span>&gt; <text:span text:style-name="T7">import</text:span> &lt;<text:span text:style-name="T6">class name</text:span>&gt;</text:p>
                    </text:list-item>
                    <text:list-item>
                      <text:p text:style-name="P17">This will work, because we are telling pycharm the package folder’s name. Which, is what pycharm will attempt to find through your folders </text:p>
                    </text:list-item>
                  </text:list>
                </text:list-item>
              </text:list>
            </text:list-item>
            <text:list-item>
              <text:p text:style-name="P17"><text:span text:style-name="T12">Please note</text:span>: all your packages must be saved within the same main folder</text:p>
            </text:list-item>
          </text:list>
        </text:list-item>
        <text:list-item>
          <text:p text:style-name="P9"><text:span text:style-name="T14">Refactoring-</text:span><text:span text:style-name="T15">renaming</text:span><text:span text:style-name="T14">: </text:span><text:span text:style-name="T15">The ability to rename</text:span><text:span text:style-name="T14"> a <text:s/>variable, a function, a class, </text:span><text:span text:style-name="T16">and even a package</text:span><text:span text:style-name="T14">. This van be done if you right click on a variable or the name of a function or the name of a class and select refactoring. </text:span><text:span text:style-name="T16">You can change the name of a package and that is applied through out all the <text:s/>project file</text:span></text:p>
        </text:list-item>
        <text:list-item>
          <text:p text:style-name="P18">A python package: various files of code within each other. If you want to make a single file a package just right click on and click convert to package. Then it would move to a folder with its name. This is not very important at the moment. As of now you will have one file for a while project</text:p>
        </text:list-item>
        <text:list-item>
          <text:p text:style-name="P10"><text:span text:style-name="T19">Utilizing </text:span><text:span text:style-name="T22">pytest</text:span><text:span text:style-name="T20">.</text:span></text:p>
          <text:list>
            <text:list-item>
              <text:p text:style-name="P14"><text:span text:style-name="T22">0. The python interpreter needed to change. I changed it to conda </text:span></text:p>
            </text:list-item>
            <text:list-item>
              <text:p text:style-name="P11"><text:span text:style-name="T19">1. Make sure that Python Integrated Tools that </text:span><text:span text:style-name="T22">pytest</text:span><text:span text:style-name="T19"> is selected </text:span></text:p>
            </text:list-item>
            <text:list-item>
              <text:p text:style-name="P14"><text:soft-page-break/><text:span text:style-name="T19">2. To run </text:span><text:span text:style-name="T22">pytest</text:span><text:span text:style-name="T19"> on a piece of code go to “code” tab and click on “generate” or A|T + insert</text:span></text:p>
            </text:list-item>
            <text:list-item>
              <text:p text:style-name="P19">3. Select Test</text:p>
            </text:list-item>
            <text:list-item>
              <text:p text:style-name="P20">4. a file will be created called -&gt; test_&lt;you file’s name&gt;.py</text:p>
            </text:list-item>
          </text:list>
        </text:list-item>
      </text:list>
      <text:p text:style-name="P2"/>
      <text:p text:style-name="P1"/>
      <text:p text:style-name="P3"><text:span text:style-name="T2">Favourite Short Cuts</text:span><text:span text:style-name="T1"> </text:span><text:span text:style-name="T2"><text:s/></text:span></text:p>
      <text:list xml:id="list61451400642775" text:continue-numbering="true" text:style-name="L1">
        <text:list-item>
          <text:p text:style-name="P21">Navigating through pycharm -&gt; Ctrl + Ta<text:span text:style-name="T4">b</text:span></text:p>
        </text:list-item>
        <text:list-item>
          <text:p text:style-name="P15">Triggering auto completion of a line -&gt; Ctrl + space</text:p>
        </text:list-item>
        <text:list-item>
          <text:p text:style-name="P22">Selecting parts of a specific code, then expanding the selection -&gt; Ctrl + w </text:p>
        </text:list-item>
        <text:list-item>
          <text:p text:style-name="P22">Selecting parts of a specific code, then shrinking the selection -&gt; Ctrl + Shift + w </text:p>
        </text:list-item>
        <text:list-item>
          <text:p text:style-name="P23">When typing to auto complete a suggestion, while the options are viewed just press Tab on the option you would like -&gt; Tab </text:p>
        </text:list-item>
        <text:list-item>
          <text:p text:style-name="P23">Reformatting code -&gt; Ctrl + A|t + <text:span text:style-name="T17">l</text:span></text:p>
          <text:list>
            <text:list-item>
              <text:p text:style-name="P24">This is L</text:p>
            </text:list-item>
          </text:list>
        </text:list-item>
        <text:list-item>
          <text:p text:style-name="P12"><text:span text:style-name="T17">Comment and </text:span><text:span text:style-name="T23">un-</text:span><text:span text:style-name="T17">comment lines of code -&gt; </text:span><text:span text:style-name="T13"><text:s/>Ctrl + /</text:span></text:p>
        </text:list-item>
        <text:list-item>
          <text:p text:style-name="P13"><text:span text:style-name="T18">Open the search anywhere within your projects -&gt; shift + shift</text:span><text:span text:style-name="T17"> </text:span></text:p>
        </text:list-item>
        <text:list-item>
          <text:p text:style-name="P25">To search within a script -&gt; Ctrl + f</text:p>
        </text:list-item>
        <text:list-item>
          <text:p text:style-name="P26">To replace or replace all within a text -&gt; Ctrl + r</text:p>
        </text:list-item>
      </text:list>
      <text:p text:style-name="P1"><text:s/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21:58:03.830125122</meta:creation-date>
    <meta:generator>LibreOffice/6.4.7.2$Linux_X86_64 LibreOffice_project/40$Build-2</meta:generator>
    <dc:date>2022-01-31T06:14:50.789133448</dc:date>
    <meta:editing-duration>P1DT2H6M11S</meta:editing-duration>
    <meta:editing-cycles>9</meta:editing-cycles>
    <meta:document-statistic meta:table-count="0" meta:image-count="0" meta:object-count="0" meta:page-count="2" meta:paragraph-count="38" meta:word-count="653" meta:character-count="3411" meta:non-whitespace-character-count="2807"/>
  </office:meta>
</office:document-meta>
</file>